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style:text-underline-style="none" fo:font-weight="normal" officeooo:rsid="000697cf" officeooo:paragraph-rsid="000697cf" style:font-weight-asian="normal" style:font-weight-complex="normal"/>
    </style:style>
    <style:style style:name="T1" style:family="text">
      <style:text-properties officeooo:rsid="000697cf"/>
    </style:style>
    <style:style style:name="T2" style:family="text">
      <style:text-properties officeooo:rsid="00084fb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ource: modified from Arch Wiki but not yet fully tested against MX-f]</text:p>
      <text:p text:style-name="P1"/>
      <text:p text:style-name="P1">Installation</text:p>
      <text:p text:style-name="Standard">Install idesk. Then copy the necessary configuration files to your home directory as shown below:</text:p>
      <text:p text:style-name="Standard"/>
      <text:p text:style-name="Standard">$ mkdir ~/.idesktop</text:p>
      <text:p text:style-name="Standard">$ cp /usr/share/idesk/dot.ideskrc ~/.ideskrc</text:p>
      <text:p text:style-name="Standard"/>
      <text:p text:style-name="Standard">optional:</text:p>
      <text:p text:style-name="Standard"/>
      <text:p text:style-name="Standard">$ cp /usr/share/idesk/default.lnk ~/.idesktop/</text:p>
      <text:p text:style-name="Standard"/>
      <text:p text:style-name="Standard">(This adds the default icon which just runs Xdialog to display a welcome message. It can be used as a template for other icons.)</text:p>
      <text:p text:style-name="Standard"/>
      <text:p text:style-name="P1">Configuration</text:p>
      <text:p text:style-name="Standard">The idesk package does not come with a man page, but it does come with a readme file: /usr/share/idesk/README. There is also documentation on SourceForge.net however most of the configuration options should be self-explanatory.</text:p>
      <text:p text:style-name="Standard"/>
      <text:p text:style-name="P1">Background options</text:p>
      <text:p text:style-name="Standard">If you are using another wallpaper setter such as Feh or Nitrogen, Idesk's background settings do not need to be modified.</text:p>
      <text:p text:style-name="Standard"/>
      <text:p text:style-name="Standard">If you are using Idesk's own background setter, supported wallpaper formats include JPEG, PNG, GIF, and XPM. Using either Background.File or Background.Source, specify the path to the image file you wish to use as a wallaper.</text:p>
      <text:p text:style-name="Standard"/>
      <text:p text:style-name="Standard">Tip: Background.Source seems to take precedence over Background.File; however, it is ignored if Background.Delay is set to 0.</text:p>
      <text:p text:style-name="Standard"/>
      <text:p text:style-name="P1">Icons</text:p>
      <text:p text:style-name="Standard">Idesk looks in ~/.idesktop for files which names end with .lnk for icons. Each file should define one icon If you attempt to define a second icon it will be silently ignored. Aside from ending with .lnk, the files' names are not important.</text:p>
      <text:p text:style-name="Standard"/>
      <text:p text:style-name="P1">Example for Chromium</text:p>
      <text:p text:style-name="Standard"/>
      <text:p text:style-name="Standard">chromium.lnk</text:p>
      <text:p text:style-name="Standard"/>
      <text:p text:style-name="P2">table Icon</text:p>
      <text:p text:style-name="P2"><text:s text:c="2"/>Caption: Chromium</text:p>
      <text:p text:style-name="P2"><text:s text:c="2"/>ToolTip.Caption: Google's OSS Web Browser</text:p>
      <text:p text:style-name="P2"><text:s text:c="2"/>Icon: /usr/share/icons/hicolor/32x32/apps/chromium.png</text:p>
      <text:p text:style-name="P2"><text:s text:c="2"/>Width: 32</text:p>
      <text:p text:style-name="P2"><text:s text:c="2"/>Height: 32</text:p>
      <text:p text:style-name="P2"><text:s text:c="2"/>X: 977</text:p>
      <text:p text:style-name="P2"><text:s text:c="2"/>Y: 369</text:p>
      <text:p text:style-name="P2"><text:s text:c="2"/>Command[0]: chromium</text:p>
      <text:p text:style-name="P2"><text:soft-page-break/>end</text:p>
      <text:p text:style-name="Standard"/>
      <text:p text:style-name="Standard">Width and Height <text:span text:style-name="T1">are supposed to</text:span> match the actual dimensions of the icon. X and Y will be modified by idesk to reflect the icon's actual position.</text:p>
      <text:p text:style-name="Standard"/>
      <text:p text:style-name="Standard">Tip:</text:p>
      <text:p text:style-name="Standard">Most system icons can be found in the following locations: /usr/share/icons/hicolor, /usr/share/icons/gnome and /usr/share/pixmaps.</text:p>
      <text:p text:style-name="Standard">Many icon themes provide a variety of different sizes of icon - 48x48 is a commonly used size for desktop icons.</text:p>
      <text:p text:style-name="Standard"/>
      <text:p text:style-name="P1">Idesktool</text:p>
      <text:p text:style-name="Standard">The idesk-extras package <text:span text:style-name="T2">(Arch)</text:span> provides a graphical configuration tool for Idesk. It can be started by running the idesktool command. Users can use Idesktool to create and remove icons, modify settings and restart Ide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11:37:18.835607883</meta:creation-date>
    <dc:date>2019-11-17T07:00:40.714298676</dc:date>
    <meta:editing-duration>PT10M35S</meta:editing-duration>
    <meta:editing-cycles>4</meta:editing-cycles>
    <meta:generator>LibreOffice/6.1.5.2$Linux_X86_64 LibreOffice_project/10$Build-2</meta:generator>
    <meta:document-statistic meta:table-count="0" meta:image-count="0" meta:object-count="0" meta:page-count="2" meta:paragraph-count="34" meta:word-count="344" meta:character-count="2247" meta:non-whitespace-character-count="1921"/>
  </office:meta>
</office:document-meta>
</file>